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6667in" style:font-size-asian="0.66667in" style:font-size-complex="0.6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ptos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4722in" style:font-size-asian="0.34722in" style:font-size-complex="0.34722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>
      <style:graphic-properties/>
    </style:style>
    <style:style style:family="graphic" style:name="a459">
      <style:graphic-properties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0278in" style:font-size-asian="0.40278in" style:font-size-complex="0.402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4722in" style:font-size-asian="0.34722in" style:font-size-complex="0.34722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3" draw:style-name="a380" draw:master-page-name="Master1-Layout5-twoTxTwoObj-Comparison" presentation:presentation-page-layout-name="Master1-PPL5" draw:id="Slide-258">
        <draw:frame draw:id="id63" presentation:style-name="a385" draw:name="Title 1" svg:x="0.9184in" svg:y="0.39931in" svg:width="11.5in" svg:height="1.44965in" presentation:class="title" presentation:placeholder="false">
          <draw:text-box>
            <text:p text:style-name="a384" text:class-names="" text:cond-style-name=""><text:span text:style-name="a381" text:class-names="">Revenue |<text:s text:c="1"/></text:span><text:span text:style-name="a382" text:class-names="">Store location</text:span><text:span text:style-name="a383" text:class-names=""/></text:p>
          </draw:text-box>
          <svg:title/>
          <svg:desc/>
        </draw:frame>
        <draw:frame draw:id="id64" presentation:style-name="a392" draw:name="Text Placeholder 4" svg:x="6.75in" svg:y="1.83854in" svg:width="5.6684in" svg:height="0.90104in" presentation:class="outline" presentation:placeholder="false">
          <draw:text-box>
            <text:list text:style-name="a391">
              <text:list-item>
                <text:p text:style-name="a390" text:class-names="" text:cond-style-name=""><text:span text:style-name="a386" text:class-names="">Coffee contributes 38% of the total revenue generated in the last 6 months while tea contributes 28% as 2</text:span><text:span text:style-name="a387" text:class-names="">nd</text:span><text:span text:style-name="a388" text:class-names=""><text:s text:c="1"/>best.</text:span><text:span text:style-name="a389" text:class-names=""/></text:p>
              </text:list-item>
            </text:list>
          </draw:text-box>
          <svg:title/>
          <svg:desc/>
        </draw:frame>
        <draw:frame draw:id="id65" draw:style-name="a393" draw:name="Content Placeholder 6" svg:x="0.9184in" svg:y="2.73958in" svg:width="5.64062in" svg:height="4.02951in" style:rel-width="scale" style:rel-height="scale" presentation:class="chart" presentation:placeholder="false">
          <draw:object xlink:href="Object 1/" xlink:type="simple" xlink:show="embed" xlink:actuate="onLoad"/>
          <svg:title/>
          <svg:desc/>
        </draw:frame>
        <draw:frame draw:id="id66" presentation:style-name="a416" draw:name="Text Placeholder 2" svg:x="0.9184in" svg:y="1.83854in" svg:width="5.64062in" svg:height="0.90104in" presentation:class="outline" presentation:placeholder="false">
          <draw:text-box>
            <text:list text:style-name="a415">
              <text:list-item>
                <text:p text:style-name="a414" text:class-names="" text:cond-style-name=""><text:span text:style-name="a394" text:class-names="">Increase</text:span><text:span text:style-name="a395" text:class-names=""><text:s text:c="1"/></text:span><text:span text:style-name="a396" text:class-names="">across</text:span><text:span text:style-name="a397" text:class-names=""><text:s text:c="1"/></text:span><text:span text:style-name="a398" text:class-names="">all</text:span><text:span text:style-name="a399" text:class-names=""><text:s text:c="1"/></text:span><text:span text:style-name="a400" text:class-names="">stores</text:span><text:span text:style-name="a401" text:class-names=""><text:s text:c="1"/></text:span><text:span text:style-name="a402" text:class-names="">by</text:span><text:span text:style-name="a403" text:class-names=""><text:s text:c="1"/></text:span><text:span text:style-name="a404" text:class-names="">50%</text:span><text:span text:style-name="a405" text:class-names=""><text:s text:c="1"/></text:span><text:span text:style-name="a406" text:class-names="">in</text:span><text:span text:style-name="a407" text:class-names=""><text:s text:c="1"/></text:span><text:span text:style-name="a408" text:class-names="">June</text:span><text:span text:style-name="a409" text:class-names=""><text:s text:c="1"/></text:span><text:span text:style-name="a410" text:class-names="">compared</text:span><text:span text:style-name="a411" text:class-names=""><text:s text:c="1"/></text:span><text:span text:style-name="a412" text:class-names="">to Feb<text:s text:c="1"/></text:span><text:span text:style-name="a413" text:class-names=""/></text:p>
              </text:list-item>
            </text:list>
          </draw:text-box>
          <svg:title/>
          <svg:desc/>
        </draw:frame>
        <draw:frame draw:id="id67" draw:style-name="a417" draw:name="Content Placeholder 8" svg:x="6.75in" svg:y="2.73958in" svg:width="5.6684in" svg:height="4.02951in" style:rel-width="scale" style:rel-height="scale" presentation:class="chart" presentation:placeholder="false">
          <draw:object xlink:href="Object 2/" xlink:type="simple" xlink:show="embed" xlink:actuate="onLoad"/>
          <svg:title/>
          <svg:desc/>
        </draw:frame>
      </draw:page>
      <draw:page draw:name="Slide4" draw:style-name="a418" draw:master-page-name="Master1-Layout2-obj-Title-and-Content" presentation:presentation-page-layout-name="Master1-PPL2" draw:id="Slide-259">
        <draw:frame draw:id="id68" presentation:style-name="a424" draw:name="Title 6" svg:x="0.91667in" svg:y="0.39931in" svg:width="11.5in" svg:height="1.44965in" presentation:class="title" presentation:placeholder="false">
          <draw:text-box>
            <text:p text:style-name="a423" text:class-names="" text:cond-style-name=""><text:span text:style-name="a419" text:class-names="">Units Sold<text:s text:c="1"/></text:span><text:span text:style-name="a420" text:class-names="">|<text:s text:c="1"/></text:span><text:span text:style-name="a421" text:class-names="">Store Location &amp; Time of Day<text:line-break/><text:line-break/>54% of the sales came in the morning across all the stores, while only 15% of the sales are generated in the evening.</text:span><text:span text:style-name="a422" text:class-names=""/></text:p>
          </draw:text-box>
          <svg:title/>
          <svg:desc/>
        </draw:frame>
        <draw:frame draw:id="id69" draw:style-name="a425" draw:name="Content Placeholder 8" svg:x="0.91667in" svg:y="1.99653in" svg:width="11.5in" svg:height="4.75868in" style:rel-width="scale" style:rel-height="scale" presentation:class="chart" presentation:placeholder="false">
          <draw:object xlink:href="Object 3/" xlink:type="simple" xlink:show="embed" xlink:actuate="onLoad"/>
          <svg:title/>
          <svg:desc/>
        </draw:frame>
      </draw:page>
      <draw:page draw:name="Slide5" draw:style-name="a426" draw:master-page-name="Master1-Layout4-twoObj-Two-Content" presentation:presentation-page-layout-name="Master1-PPL4" draw:id="Slide-260">
        <draw:frame draw:id="id70" presentation:style-name="a458" draw:name="Title 3" svg:x="0.91667in" svg:y="0.39931in" svg:width="11.5in" svg:height="1.44965in" presentation:class="title" presentation:placeholder="false">
          <draw:text-box>
            <text:p text:style-name="a457" text:class-names="" text:cond-style-name=""><text:span text:style-name="a427" text:class-names="">Revenue |<text:s text:c="1"/></text:span><text:span text:style-name="a428" text:class-names="">By store Location &amp; Time of Day<text:s text:c="1"/></text:span><text:span text:style-name="a429" text:class-names=""><text:line-break/></text:span><text:span text:style-name="a430" text:class-names="">-</text:span><text:span text:style-name="a431" text:class-names=""><text:s text:c="1"/></text:span><text:span text:style-name="a432" text:class-names="">54%</text:span><text:span text:style-name="a433" text:class-names=""><text:s text:c="1"/></text:span><text:span text:style-name="a434" text:class-names="">of</text:span><text:span text:style-name="a435" text:class-names=""><text:s text:c="1"/></text:span><text:span text:style-name="a436" text:class-names="">sales came in the morning across all the stores, while<text:s text:c="1"/></text:span><text:span text:style-name="a437" text:class-names="">only</text:span><text:span text:style-name="a438" text:class-names=""><text:s text:c="1"/></text:span><text:span text:style-name="a439" text:class-names="">15%</text:span><text:span text:style-name="a440" text:class-names=""><text:s text:c="1"/></text:span><text:span text:style-name="a441" text:class-names="">of</text:span><text:span text:style-name="a442" text:class-names=""><text:s text:c="1"/></text:span><text:span text:style-name="a443" text:class-names="">the</text:span><text:span text:style-name="a444" text:class-names=""><text:s text:c="1"/></text:span><text:span text:style-name="a445" text:class-names="">sales</text:span><text:span text:style-name="a446" text:class-names=""><text:s text:c="1"/></text:span><text:span text:style-name="a447" text:class-names="">are</text:span><text:span text:style-name="a448" text:class-names=""><text:s text:c="1"/></text:span><text:span text:style-name="a449" text:class-names="">in</text:span><text:span text:style-name="a450" text:class-names=""><text:s text:c="1"/></text:span><text:span text:style-name="a451" text:class-names="">the</text:span><text:span text:style-name="a452" text:class-names=""><text:s text:c="1"/></text:span><text:span text:style-name="a453" text:class-names="">evening.<text:line-break/>- Revenue is consistent across the</text:span><text:span text:style-name="a454" text:class-names=""><text:s text:c="1"/></text:span><text:span text:style-name="a455" text:class-names="">shops between 12pm and 7pm</text:span><text:span text:style-name="a456" text:class-names=""/></text:p>
          </draw:text-box>
          <svg:title/>
          <svg:desc/>
        </draw:frame>
        <draw:frame draw:id="id71" draw:style-name="a459" draw:name="Content Placeholder 6" svg:x="0.91667in" svg:y="1.99653in" svg:width="5.66667in" svg:height="4.75868in" style:rel-width="scale" style:rel-height="scale" presentation:class="chart" presentation:placeholder="false">
          <draw:object xlink:href="Object 4/" xlink:type="simple" xlink:show="embed" xlink:actuate="onLoad"/>
          <svg:title/>
          <svg:desc/>
        </draw:frame>
        <draw:frame draw:id="id72" draw:style-name="a460" draw:name="Content Placeholder 7" svg:x="6.75in" svg:y="1.99653in" svg:width="5.66667in" svg:height="4.75868in" style:rel-width="scale" style:rel-height="scale" presentation:class="chart" presentation:placeholder="false">
          <draw:object xlink:href="Object 5/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year number:style="long" number:calendar="gregorian"/>
      <number:text>/</number:text>
      <number:month number:style="long" number:calendar="gregorian"/>
      <number:text>/</number:text>
      <number:day number:style="long" number:calendar="gregorian"/>
    </number:date-style>
    <number:date-style xmlns:number="urn:oasis:names:tc:opendocument:xmlns:datastyle:1.0" style:name="a369" number:transliteration-format="" number:transliteration-style="long">
      <number:year number:style="long" number:calendar="gregorian"/>
      <number:text>/</number:text>
      <number:month number:style="long" number:calendar="gregorian"/>
      <number:text>/</number:text>
      <number:day number:style="long" number:calendar="gregorian"/>
    </number:date-style>
    <number:date-style xmlns:number="urn:oasis:names:tc:opendocument:xmlns:datastyle:1.0" style:name="a209" number:transliteration-format="" number:transliteration-style="long">
      <number:year number:style="long" number:calendar="gregorian"/>
      <number:text>/</number:text>
      <number:month number:style="long" number:calendar="gregorian"/>
      <number:text>/</number:text>
      <number:day number:style="long" number:calendar="gregorian"/>
    </number:date-style>
    <number:date-style xmlns:number="urn:oasis:names:tc:opendocument:xmlns:datastyle:1.0" style:name="a226" number:transliteration-format="" number:transliteration-style="long">
      <number:year number:style="long" number:calendar="gregorian"/>
      <number:text>/</number:text>
      <number:month number:style="long" number:calendar="gregorian"/>
      <number:text>/</number:text>
      <number:day number:style="long" number:calendar="gregorian"/>
    </number:date-style>
    <number:date-style xmlns:number="urn:oasis:names:tc:opendocument:xmlns:datastyle:1.0" style:name="a99" number:transliteration-format="" number:transliteration-style="long">
      <number:year number:style="long" number:calendar="gregorian"/>
      <number:text>/</number:text>
      <number:month number:style="long" number:calendar="gregorian"/>
      <number:text>/</number:text>
      <number:day number:style="long" number:calendar="gregorian"/>
    </number:date-style>
    <number:date-style xmlns:number="urn:oasis:names:tc:opendocument:xmlns:datastyle:1.0" style:name="a335" number:transliteration-format="" number:transliteration-style="long">
      <number:year number:style="long" number:calendar="gregorian"/>
      <number:text>/</number:text>
      <number:month number:style="long" number:calendar="gregorian"/>
      <number:text>/</number:text>
      <number:day number:style="long" number:calendar="gregorian"/>
    </number:date-style>
    <number:date-style xmlns:number="urn:oasis:names:tc:opendocument:xmlns:datastyle:1.0" style:name="a239" number:transliteration-format="" number:transliteration-style="long">
      <number:year number:style="long" number:calendar="gregorian"/>
      <number:text>/</number:text>
      <number:month number:style="long" number:calendar="gregorian"/>
      <number:text>/</number:text>
      <number:day number:style="long" number:calendar="gregorian"/>
    </number:date-style>
    <number:date-style xmlns:number="urn:oasis:names:tc:opendocument:xmlns:datastyle:1.0" style:name="a23" number:transliteration-format="" number:transliteration-style="long">
      <number:year number:style="long" number:calendar="gregorian"/>
      <number:text>/</number:text>
      <number:month number:style="long" number:calendar="gregorian"/>
      <number:text>/</number:text>
      <number:day number:style="long" number:calendar="gregorian"/>
    </number:date-style>
    <number:date-style xmlns:number="urn:oasis:names:tc:opendocument:xmlns:datastyle:1.0" style:name="a301" number:transliteration-format="" number:transliteration-style="long">
      <number:year number:style="long" number:calendar="gregorian"/>
      <number:text>/</number:text>
      <number:month number:style="long" number:calendar="gregorian"/>
      <number:text>/</number:text>
      <number:day number:style="long" number:calendar="gregorian"/>
    </number:date-style>
    <number:date-style xmlns:number="urn:oasis:names:tc:opendocument:xmlns:datastyle:1.0" style:name="a78" number:transliteration-format="" number:transliteration-style="long">
      <number:year number:style="long" number:calendar="gregorian"/>
      <number:text>/</number:text>
      <number:month number:style="long" number:calendar="gregorian"/>
      <number:text>/</number:text>
      <number:day number:style="long" number:calendar="gregorian"/>
    </number:date-style>
    <number:date-style xmlns:number="urn:oasis:names:tc:opendocument:xmlns:datastyle:1.0" style:name="a150" number:transliteration-format="" number:transliteration-style="long">
      <number:year number:style="long" number:calendar="gregorian"/>
      <number:text>/</number:text>
      <number:month number:style="long" number:calendar="gregorian"/>
      <number:text>/</number:text>
      <number:day number:style="long" number:calendar="gregorian"/>
    </number:date-style>
    <number:date-style xmlns:number="urn:oasis:names:tc:opendocument:xmlns:datastyle:1.0" style:name="a277" number:transliteration-format="" number:transliteration-style="long">
      <number:year number:style="long" number:calendar="gregorian"/>
      <number:text>/</number:text>
      <number:month number:style="long" number:calendar="gregorian"/>
      <number:text>/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Lethokuhle Mathebula</meta:initial-creator>
    <dc:creator>Lethokuhle Mathebula</dc:creator>
    <meta:creation-date>2025-10-27T15:53:27Z</meta:creation-date>
    <dc:date>2025-10-27T16:37:46Z</dc:date>
    <meta:editing-cycles>1</meta:editing-cycles>
    <meta:editing-duration>PT0S</meta:editing-duration>
    <meta:document-statistic meta:paragraph-count="11" meta:word-count="150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8">
      <number:currency-symbol>R</number:currency-symbol>
      <number:number number:decimal-places="2" number:min-decimal-places="2" number:min-integer-digits="1" number:grouping="true"/>
    </number:currency-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75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156082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e97132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196b24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90.1250393700788pt" svg:width="406.1249606299212pt" chart:style-name="Crt0">
        <chart:title chart:style-name="CT00">
          <text:p text:style-name="a0" text:class-names="" text:cond-style-name="">Revenue By Store Location Over Time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7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7" chart:class="chart:bar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point chart:repeated="6"/>
          </chart:series>
          <chart:series chart:label-cell-address="local-table.$D$1" chart:values-cell-range-address="local-table.$D$2:.$D$7" chart:class="chart:bar" chart:attached-axis="primary-y" chart:style-name="G0S2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Astoria</text:p>
              </table:table-cell>
              <table:table-cell office:value-type="string">
                <text:p>Hell's Kitchen</text:p>
              </table:table-cell>
              <table:table-cell office:value-type="string">
                <text:p>Lower Manhattan</text:p>
              </table:table-cell>
            </table:table-row>
          </table:table-header-rows>
          <table:table-row>
            <table:table-cell office:value-type="string">
              <text:p>Jan</text:p>
            </table:table-cell>
            <table:table-cell office:value-type="float" office:value="5904"/>
            <table:table-cell office:value-type="float" office:value="5851"/>
            <table:table-cell office:value-type="float" office:value="5518"/>
          </table:table-row>
          <table:table-row>
            <table:table-cell office:value-type="string">
              <text:p>Feb</text:p>
            </table:table-cell>
            <table:table-cell office:value-type="float" office:value="5469"/>
            <table:table-cell office:value-type="float" office:value="5592"/>
            <table:table-cell office:value-type="float" office:value="5247"/>
          </table:table-row>
          <table:table-row>
            <table:table-cell office:value-type="string">
              <text:p>Mar</text:p>
            </table:table-cell>
            <table:table-cell office:value-type="float" office:value="7161"/>
            <table:table-cell office:value-type="float" office:value="7247"/>
            <table:table-cell office:value-type="float" office:value="6771"/>
          </table:table-row>
          <table:table-row>
            <table:table-cell office:value-type="string">
              <text:p>Apr</text:p>
            </table:table-cell>
            <table:table-cell office:value-type="float" office:value="8538"/>
            <table:table-cell office:value-type="float" office:value="8605"/>
            <table:table-cell office:value-type="float" office:value="8132"/>
          </table:table-row>
          <table:table-row>
            <table:table-cell office:value-type="string">
              <text:p>May</text:p>
            </table:table-cell>
            <table:table-cell office:value-type="float" office:value="11435"/>
            <table:table-cell office:value-type="float" office:value="11267"/>
            <table:table-cell office:value-type="float" office:value="10730"/>
          </table:table-row>
          <table:table-row>
            <table:table-cell office:value-type="string">
              <text:p>Jun</text:p>
            </table:table-cell>
            <table:table-cell office:value-type="float" office:value="11945"/>
            <table:table-cell office:value-type="float" office:value="12034"/>
            <table:table-cell office:value-type="float" office:value="11272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8">
      <number:currency-symbol>R</number:currency-symbol>
      <number:number number:decimal-places="2" number:min-decimal-places="2" number:min-integer-digits="1" number:grouping="true"/>
    </number:currency-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156082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e97132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196b24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90.1250393700788pt" svg:width="408.1250393700788pt" chart:style-name="Crt0">
        <chart:title chart:style-name="CT00">
          <text:p text:style-name="a0" text:class-names="" text:cond-style-name="">Revenue By Product Category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0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0" chart:class="chart:bar" chart:attached-axis="primary-y" chart:style-name="G0S0">
            <chart:data-point chart:repeated="9"/>
          </chart:series>
          <chart:series chart:label-cell-address="local-table.$C$1" chart:values-cell-range-address="local-table.$C$2:.$C$10" chart:class="chart:bar" chart:attached-axis="primary-y" chart:style-name="G0S1">
            <chart:data-point chart:repeated="9"/>
          </chart:series>
          <chart:series chart:label-cell-address="local-table.$D$1" chart:values-cell-range-address="local-table.$D$2:.$D$10" chart:class="chart:bar" chart:attached-axis="primary-y" chart:style-name="G0S2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Astoria</text:p>
              </table:table-cell>
              <table:table-cell office:value-type="string">
                <text:p>Hell's Kitchen</text:p>
              </table:table-cell>
              <table:table-cell office:value-type="string">
                <text:p>Lower Manhattan</text:p>
              </table:table-cell>
            </table:table-row>
          </table:table-header-rows>
          <table:table-row>
            <table:table-cell office:value-type="string">
              <text:p>Bakery</text:p>
            </table:table-cell>
            <table:table-cell office:value-type="float" office:value="53199.5"/>
            <table:table-cell office:value-type="float" office:value="54773.900000000023"/>
            <table:table-cell office:value-type="float" office:value="56657.88000000015"/>
          </table:table-row>
          <table:table-row>
            <table:table-cell office:value-type="string">
              <text:p>Branded</text:p>
            </table:table-cell>
            <table:table-cell office:value-type="float" office:value="10914"/>
            <table:table-cell office:value-type="float" office:value="3884"/>
            <table:table-cell office:value-type="float" office:value="12416"/>
          </table:table-row>
          <table:table-row>
            <table:table-cell office:value-type="string">
              <text:p>Coffee</text:p>
            </table:table-cell>
            <table:table-cell office:value-type="float" office:value="179488.59999999093"/>
            <table:table-cell office:value-type="float" office:value="182445.29999999367"/>
            <table:table-cell office:value-type="float" office:value="177970.99999999462"/>
          </table:table-row>
          <table:table-row>
            <table:table-cell office:value-type="string">
              <text:p>Coffee beans</text:p>
            </table:table-cell>
            <table:table-cell office:value-type="float" office:value="20438.400000000005"/>
            <table:table-cell office:value-type="float" office:value="37270.200000000055"/>
            <table:table-cell office:value-type="float" office:value="22461.90000000002"/>
          </table:table-row>
          <table:table-row>
            <table:table-cell office:value-type="string">
              <text:p>Drinking Chocolate</text:p>
            </table:table-cell>
            <table:table-cell office:value-type="float" office:value="52670.5"/>
            <table:table-cell office:value-type="float" office:value="47172.5"/>
            <table:table-cell office:value-type="float" office:value="44989"/>
          </table:table-row>
          <table:table-row>
            <table:table-cell office:value-type="string">
              <text:p>Flavours</text:p>
            </table:table-cell>
            <table:table-cell office:value-type="float" office:value="3529.5999999999131"/>
            <table:table-cell office:value-type="float" office:value="5753.5999999999322"/>
            <table:table-cell office:value-type="float" office:value="7534.3999999999915"/>
          </table:table-row>
          <table:table-row>
            <table:table-cell office:value-type="string">
              <text:p>Loose Tea</text:p>
            </table:table-cell>
            <table:table-cell office:value-type="float" office:value="6387.9999999999818"/>
            <table:table-cell office:value-type="float" office:value="8922.6999999999334"/>
            <table:table-cell office:value-type="float" office:value="7116.4999999999645"/>
          </table:table-row>
          <table:table-row>
            <table:table-cell office:value-type="string">
              <text:p>Packaged Chocolate</text:p>
            </table:table-cell>
            <table:table-cell office:value-type="float" office:value="2179.4200000000019"/>
            <table:table-cell office:value-type="float" office:value="3397.539999999995"/>
            <table:table-cell office:value-type="float" office:value="3238.3199999999961"/>
          </table:table-row>
          <table:table-row>
            <table:table-cell office:value-type="string">
              <text:p>Tea</text:p>
            </table:table-cell>
            <table:table-cell office:value-type="float" office:value="135679.79999999815"/>
            <table:table-cell office:value-type="float" office:value="129402.5999999982"/>
            <table:table-cell office:value-type="float" office:value="127729.49999999849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e9713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196b2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Axs1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42.6250393700788pt" svg:width="828.0pt" chart:style-name="Crt0">
        <chart:title chart:style-name="CT00">
          <text:p text:style-name="a0" text:class-names="" text:cond-style-name="">Regional Sales</text:p>
        </chart:title>
        <chart:legend chart:legend-position="top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title svg:x="31.8107874015748pt" svg:y="119.0114960629921pt" chart:style-name="AT01">
              <text:p text:style-name="a1" text:class-names="" text:cond-style-name="">Thousands</text:p>
            </chart:title>
            <chart:grid chart:class="major" chart:style-name="GMa1"/>
          </chart:axis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label chart:style-name="DL01"/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label chart:style-name="DL02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Astoria</text:p>
              </table:table-cell>
              <table:table-cell office:value-type="string">
                <text:p>Hell's Kitchen</text:p>
              </table:table-cell>
              <table:table-cell office:value-type="string">
                <text:p>Lower Manhattan</text:p>
              </table:table-cell>
            </table:table-row>
          </table:table-header-rows>
          <table:table-row>
            <table:table-cell office:value-type="string">
              <text:p>Afternoon</text:p>
            </table:table-cell>
            <table:table-cell office:value-type="float" office:value="17235"/>
            <table:table-cell office:value-type="float" office:value="13017"/>
            <table:table-cell office:value-type="float" office:value="14175"/>
          </table:table-row>
          <table:table-row>
            <table:table-cell office:value-type="string">
              <text:p>Evening</text:p>
            </table:table-cell>
            <table:table-cell office:value-type="float" office:value="10430"/>
            <table:table-cell office:value-type="float" office:value="8356"/>
            <table:table-cell office:value-type="float" office:value="4152"/>
          </table:table-row>
          <table:table-row>
            <table:table-cell office:value-type="string">
              <text:p>Morning</text:p>
            </table:table-cell>
            <table:table-cell office:value-type="float" office:value="22934"/>
            <table:table-cell office:value-type="float" office:value="29362"/>
            <table:table-cell office:value-type="float" office:value="29455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8">
      <number:currency-symbol>R</number:currency-symbol>
      <number:number number:decimal-places="2" number:min-decimal-places="2" number:min-integer-digits="1" number:grouping="true"/>
    </number:currency-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true" chart:percentage="false" chart:include-hidden-cells="false" chart:treat-empty-cells="use-zero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196b24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42.6250393700788pt" svg:width="408.0pt" chart:style-name="Crt0">
        <chart:title chart:style-name="CT00">
          <text:p text:style-name="a0" text:class-names="" text:cond-style-name="">Regional Revenue By Hour of Day</text:p>
        </chart:title>
        <chart:legend chart:legend-position="top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6" chart:class="chart:line" chart:attached-axis="primary-y" chart:style-name="G0S0">
            <chart:data-point chart:repeated="15"/>
          </chart:series>
          <chart:series chart:label-cell-address="local-table.$C$1" chart:values-cell-range-address="local-table.$C$2:.$C$16" chart:class="chart:line" chart:attached-axis="primary-y" chart:style-name="G0S1">
            <chart:data-point chart:repeated="15"/>
          </chart:series>
          <chart:series chart:label-cell-address="local-table.$D$1" chart:values-cell-range-address="local-table.$D$2:.$D$16" chart:class="chart:line" chart:attached-axis="primary-y" chart:style-name="G0S2"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Astoria</text:p>
              </table:table-cell>
              <table:table-cell office:value-type="string">
                <text:p>Hell's Kitchen</text:p>
              </table:table-cell>
              <table:table-cell office:value-type="string">
                <text:p>Lower Manhattan</text:p>
              </table:table-cell>
            </table:table-row>
          </table:table-header-rows>
          <table:table-row>
            <table:table-cell office:value-type="string">
              <text:p>6</text:p>
            </table:table-cell>
            <table:table-cell/>
            <table:table-cell office:value-type="float" office:value="15062.339999999998"/>
            <table:table-cell office:value-type="float" office:value="28738.200000000066"/>
          </table:table-row>
          <table:table-row>
            <table:table-cell office:value-type="string">
              <text:p>7</text:p>
            </table:table-cell>
            <table:table-cell office:value-type="float" office:value="38057.599999999991"/>
            <table:table-cell office:value-type="float" office:value="31922.100000000082"/>
            <table:table-cell office:value-type="float" office:value="57073.239999999925"/>
          </table:table-row>
          <table:table-row>
            <table:table-cell office:value-type="string">
              <text:p>8</text:p>
            </table:table-cell>
            <table:table-cell office:value-type="float" office:value="45611.800000000017"/>
            <table:table-cell office:value-type="float" office:value="63088.879999999917"/>
            <table:table-cell office:value-type="float" office:value="56699.059999999663"/>
          </table:table-row>
          <table:table-row>
            <table:table-cell office:value-type="string">
              <text:p>9</text:p>
            </table:table-cell>
            <table:table-cell office:value-type="float" office:value="46367.140000000065"/>
            <table:table-cell office:value-type="float" office:value="65748.5799999999"/>
            <table:table-cell office:value-type="float" office:value="58223.339999999858"/>
          </table:table-row>
          <table:table-row>
            <table:table-cell office:value-type="string">
              <text:p>10</text:p>
            </table:table-cell>
            <table:table-cell office:value-type="float" office:value="48852.239999999954"/>
            <table:table-cell office:value-type="float" office:value="67211.619999999646"/>
            <table:table-cell office:value-type="float" office:value="61282.919999999795"/>
          </table:table-row>
          <table:table-row>
            <table:table-cell office:value-type="string">
              <text:p>11</text:p>
            </table:table-cell>
            <table:table-cell office:value-type="float" office:value="30996.260000000049"/>
            <table:table-cell office:value-type="float" office:value="35853.080000000104"/>
            <table:table-cell office:value-type="float" office:value="25788.940000000028"/>
          </table:table-row>
          <table:table-row>
            <table:table-cell office:value-type="string">
              <text:p>12</text:p>
            </table:table-cell>
            <table:table-cell office:value-type="float" office:value="31362.400000000056"/>
            <table:table-cell office:value-type="float" office:value="22686.200000000037"/>
            <table:table-cell office:value-type="float" office:value="26336.980000000047"/>
          </table:table-row>
          <table:table-row>
            <table:table-cell office:value-type="string">
              <text:p>13</text:p>
            </table:table-cell>
            <table:table-cell office:value-type="float" office:value="31895.740000000093"/>
            <table:table-cell office:value-type="float" office:value="24140.200000000044"/>
            <table:table-cell office:value-type="float" office:value="24698.960000000025"/>
          </table:table-row>
          <table:table-row>
            <table:table-cell office:value-type="string">
              <text:p>14</text:p>
            </table:table-cell>
            <table:table-cell office:value-type="float" office:value="30350.540000000099"/>
            <table:table-cell office:value-type="float" office:value="24595.000000000029"/>
            <table:table-cell office:value-type="float" office:value="27663.940000000079"/>
          </table:table-row>
          <table:table-row>
            <table:table-cell office:value-type="string">
              <text:p>15</text:p>
            </table:table-cell>
            <table:table-cell office:value-type="float" office:value="31303.900000000103"/>
            <table:table-cell office:value-type="float" office:value="22622.500000000047"/>
            <table:table-cell office:value-type="float" office:value="29539.800000000017"/>
          </table:table-row>
          <table:table-row>
            <table:table-cell office:value-type="string">
              <text:p>16</text:p>
            </table:table-cell>
            <table:table-cell office:value-type="float" office:value="32221.700000000117"/>
            <table:table-cell office:value-type="float" office:value="23980.960000000057"/>
            <table:table-cell office:value-type="float" office:value="26042.840000000051"/>
          </table:table-row>
          <table:table-row>
            <table:table-cell office:value-type="string">
              <text:p>17</text:p>
            </table:table-cell>
            <table:table-cell office:value-type="float" office:value="31678.600000000082"/>
            <table:table-cell office:value-type="float" office:value="25579.000000000047"/>
            <table:table-cell office:value-type="float" office:value="23011.020000000059"/>
          </table:table-row>
          <table:table-row>
            <table:table-cell office:value-type="string">
              <text:p>18</text:p>
            </table:table-cell>
            <table:table-cell office:value-type="float" office:value="31902.600000000122"/>
            <table:table-cell office:value-type="float" office:value="23726.420000000016"/>
            <table:table-cell office:value-type="float" office:value="12943.380000000001"/>
          </table:table-row>
          <table:table-row>
            <table:table-cell office:value-type="string">
              <text:p>19</text:p>
            </table:table-cell>
            <table:table-cell office:value-type="float" office:value="33887.300000000127"/>
            <table:table-cell office:value-type="float" office:value="21532.720000000063"/>
            <table:table-cell office:value-type="float" office:value="1473.34"/>
          </table:table-row>
          <table:table-row>
            <table:table-cell office:value-type="string">
              <text:p>20</text:p>
            </table:table-cell>
            <table:table-cell/>
            <table:table-cell office:value-type="float" office:value="5272.7399999999952"/>
            <table:table-cell office:value-type="float" office:value="598.54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8">
      <number:currency-symbol>R</number:currency-symbol>
      <number:number number:decimal-places="2" number:min-decimal-places="2" number:min-integer-digits="1" number:grouping="true"/>
    </number:currency-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156082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e97132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196b24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42.6250393700788pt" svg:width="408.0pt" chart:style-name="Crt0">
        <chart:title chart:style-name="CT00">
          <text:p text:style-name="a0" text:class-names="" text:cond-style-name="">Regional Revenue by Time of Day</text:p>
        </chart:title>
        <chart:legend chart:legend-position="top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Astoria</text:p>
              </table:table-cell>
              <table:table-cell office:value-type="string">
                <text:p>Hell's Kitchen</text:p>
              </table:table-cell>
              <table:table-cell office:value-type="string">
                <text:p>Lower Manhattan</text:p>
              </table:table-cell>
            </table:table-row>
          </table:table-header-rows>
          <table:table-row>
            <table:table-cell office:value-type="string">
              <text:p>Afternoon</text:p>
            </table:table-cell>
            <table:table-cell office:value-type="float" office:value="157134.2799999984"/>
            <table:table-cell office:value-type="float" office:value="118024.85999999872"/>
            <table:table-cell office:value-type="float" office:value="134282.51999999888"/>
          </table:table-row>
          <table:table-row>
            <table:table-cell office:value-type="string">
              <text:p>Evening</text:p>
            </table:table-cell>
            <table:table-cell office:value-type="float" office:value="97468.499999999272"/>
            <table:table-cell office:value-type="float" office:value="76110.879999999597"/>
            <table:table-cell office:value-type="float" office:value="38026.280000000042"/>
          </table:table-row>
          <table:table-row>
            <table:table-cell office:value-type="string">
              <text:p>Morning</text:p>
            </table:table-cell>
            <table:table-cell office:value-type="float" office:value="209885.04000000015"/>
            <table:table-cell office:value-type="float" office:value="278886.60000000446"/>
            <table:table-cell office:value-type="float" office:value="287805.70000000624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